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style:style>
    <style:style style:name="P31" style:family="paragraph" style:parent-style-name="Text_20_body">
      <style:paragraph-properties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Corps_20_de_20_texte.Paragraph" style:list-style-name="L22">
      <style:paragraph-properties fo:margin-left="1.251cm" fo:margin-right="0cm" fo:text-indent="0cm" style:auto-text-indent="false"/>
    </style:style>
    <style:style style:name="P80" style:family="paragraph" style:parent-style-name="Heading_20_2" style:master-page-name="">
      <style:paragraph-properties style:page-number="auto" fo:break-before="page"/>
    </style:style>
    <style:style style:name="P81" style:family="paragraph" style:parent-style-name="Heading_20_1" style:master-page-name="">
      <style:paragraph-properties style:page-number="auto" fo:break-before="page"/>
    </style:style>
    <style:style style:name="P82" style:family="paragraph" style:parent-style-name="Heading_20_1" style:master-page-name="">
      <style:paragraph-properties style:page-number="auto" fo:break-before="page">
        <style:tab-stops/>
      </style:paragraph-properties>
    </style:style>
    <style:style style:name="P83" style:family="paragraph" style:parent-style-name="Heading_20_1" style:master-page-name="">
      <style:paragraph-properties style:page-number="auto" fo:break-before="auto" fo:break-after="auto"/>
    </style:style>
    <style:style style:name="P84" style:family="paragraph" style:parent-style-name="Heading_20_3" style:master-page-name="">
      <style:paragraph-properties style:page-number="auto" fo:break-before="page"/>
    </style:style>
    <style:style style:name="P85" style:family="paragraph" style:parent-style-name="hlp_5f_list_5f_dot" style:list-style-name="hlp_5f_list_5f_dot"/>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style:font-name="Bitstream Vera Sans Mono1" fo:font-weight="bold" style:font-weight-asian="bold" style:font-weight-complex="bold" loext:opacity="100%"/>
    </style:style>
    <style:style style:name="T12" style:family="text">
      <style:text-properties fo:color="#800000" fo:font-weight="bold" style:font-weight-asian="bold" style:font-weight-complex="bold" loext:opacity="100%"/>
    </style:style>
    <style:style style:name="T13" style:family="text">
      <style:text-properties fo:color="#800000" fo:font-weight="bold" fo:background-color="#ffff00" style:font-weight-asian="bold" style:font-weight-complex="bold" loext:opacity="100%"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loext:opacity="0%"/>
    </style:style>
    <style:style style:name="T20" style:family="text">
      <style:text-properties style:use-window-font-color="true" style:font-name="Courier New1" fo:font-size="10pt" style:font-name-asian="Courier New1" style:font-size-asian="10pt" style:font-name-complex="Courier New1" style:font-size-complex="10pt" loext:opacity="0%"/>
    </style:style>
    <style:style style:name="T21" style:family="text">
      <style:text-properties fo:background-color="#ffcc99" loext:char-shading-value="0"/>
    </style:style>
    <style:style style:name="T22" style:family="text">
      <style:text-properties fo:color="#000000" loext:opacity="1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loext:opacity="100%"/>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cnv-0.99.0.oxt&#13;Update file created : yw-cnv.update.xml&#13;&#13;14.03.2021 23:38:06&#13;&#13;__ Compilation of the extension &quot;For all users&quot; __&#13;&#13;Extension package created : yw-cnv-s-0.99.0.oxt&#13;Update file created : yw-cnv-s.update.xml&#13;&#13;14.03.2021 23:38: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12.08.2022 12:00:27&#13;&#13;__ Compilation of the extension &quot;For all users&quot; __&#13;&#13;&#13;Extension package created : yw-cnv-Ls-0.99.0.oxt&#13;Update file created : yw-cnv-Ls.update.xml&#13;&#13;12.08.2022 12:00:3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yw-cnv</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265180559731894121"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0"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630141975253437179" text:style-name="L2">
        <text:list-item>
          <text:p text:style-name="P44">Version 2.1.2 :</text:p>
        </text:list-item>
      </text:list>
      <text:list xml:id="list5824389228198698008" text:style-name="L3">
        <text:list-item>
          <text:list>
            <text:list-item>
              <text:p text:style-name="P45">Localized help : resolved non-functional hyperlink due to API incompatibility introduced by Apache OpenOffice 4.1 (and LibreOffice 4.0).</text:p>
            </text:list-item>
          </text:list>
        </text:list-item>
      </text:list>
      <text:list xml:id="list32237417" text:continue-list="list1630141975253437179" text:style-name="L2">
        <text:list-item>
          <text:p text:style-name="P44">Version 2.1.1 :</text:p>
        </text:list-item>
      </text:list>
      <text:list xml:id="list700515352749016071"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32249091" text:continue-list="list32237417" text:style-name="L2">
        <text:list-item>
          <text:p text:style-name="P44">Version 2.1.0 :</text:p>
        </text:list-item>
      </text:list>
      <text:list xml:id="list6617312187436989296"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32246050" text:continue-list="list32249091" text:style-name="L2">
        <text:list-item>
          <text:p text:style-name="P44">Version 2.0.0 :</text:p>
        </text:list-item>
      </text:list>
      <text:list xml:id="list6264785234752178481"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32237044" text:continue-list="list32246050" text:style-name="L2">
        <text:list-item>
          <text:p text:style-name="P44">Version 1.5.3 :</text:p>
        </text:list-item>
      </text:list>
      <text:list xml:id="list1622421790338016968"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812861888050679039"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8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cnv</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name="Form1" draw:style-name="gr1" draw:text-style-name="P87" svg:width="0.802cm" svg:height="0.451cm" svg:x="2.3cm" svg:y="0.199cm" draw:control="control1"/><draw:control text:anchor-type="paragraph" draw:z-index="4" draw:name="Form2"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name="Form3" draw:style-name="gr1" draw:text-style-name="P87" svg:width="0.802cm" svg:height="0.451cm" svg:x="2.304cm" svg:y="0.199cm" draw:control="control3"/><draw:control text:anchor-type="paragraph" draw:z-index="6" draw:name="Form4"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name="Form5" draw:style-name="gr1" draw:text-style-name="P88" svg:width="8.362cm" svg:height="0.689cm" svg:x="3.621cm" svg:y="0.252cm" draw:control="control5"/></text:p>
      <text:p text:style-name="Frame_20_contents"/>
      <text:p text:style-name="P34">Compilation results</text:p>
      <text:p text:style-name="P34"><draw:control text:anchor-type="paragraph" draw:z-index="8" draw:name="Form6"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name="Form7" draw:style-name="gr1" draw:text-style-name="P87" svg:width="0.802cm" svg:height="0.451cm" svg:x="2.33cm" svg:y="0.199cm" draw:control="control6"/><draw:control text:anchor-type="paragraph" draw:z-index="11" draw:name="Form8"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name="Form9" draw:style-name="gr1" draw:text-style-name="P87" svg:width="0.802cm" svg:height="0.451cm" svg:x="2.33cm" svg:y="0.199cm" draw:control="control8"/><draw:control text:anchor-type="paragraph" draw:z-index="13" draw:name="Form10"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name="Form11"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name="Form12"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name="Form13" draw:style-name="gr1" draw:text-style-name="P87" svg:width="0.802cm" svg:height="0.451cm" svg:x="2.33cm" svg:y="0.199cm" draw:control="control11"/><draw:control text:anchor-type="paragraph" draw:z-index="18" draw:name="Form14"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name="Form15"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name="Form16" draw:style-name="gr1" draw:text-style-name="P89" svg:width="14.001cm" svg:height="4.001cm" svg:x="0.4cm" svg:y="0.459cm" draw:control="control16"/></text:p>
      <text:p text:style-name="Frame_20_contents"/>
     </draw:text-box>
    </draw:frame></text:p>
      <text:h text:style-name="P8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194340633132623527"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956880517504519399"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637163320071428308"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9067200513027229933"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577690403755967626"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8399156409316246430"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633943282009214321"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864368737537862463"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66654185690332348" text:style-name="L17">
        <text:list-item>
          <text:p text:style-name="P59">Arg1 : <text:span text:style-name="InstructionMacro">String</text:span> : mandatory, type of control used for the button</text:p>
        </text:list-item>
      </text:list>
      <text:list xml:id="list335641103127381561"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353341596556079636"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481219139241682715"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94774825964083283"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742254729614218346"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234445891326997505"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332100120785110815"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569913572782996240"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247891320058428234"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239409955458266929"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9122470711904204196"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417911361991446804"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081036513314947326"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68632852196421331"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974099744501811007"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601008669653976981"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450208469306478615"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1" text:outline-level="1"><text:bookmark-start text:name="__RefHeading__78142_325084090"/>Data used by extension <text:file-name text:display="name">yw-cnv</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yWriter project import and export.<text:line-break/><text:soft-page-break/> <text:line-break/>Import from yw7 project:<text:line-break/>- Generate a "standard manuscript" formatted OpenDocument textfile from an yWriter 7 project.<text:line-break/><text:line-break/>Proof reading:<text:line-break/>- Import an yWriter 7 project into an OpenDocument file with chapter and scene markers.<text:line-break/>- Write back the proofread scenes to the yWriter 7 project file.<text:line-break/><text:line-break/>World building lists:<text:line-break/>- Generate character, location and item lists as OpenDocument spreadsheets.<text:line-break/>- Write back modified lists.<text:line-break/><text:line-break/>Cross references:<text:line-break/>- Generate an OpenDocument textfile with cross references such as scenes per character, scenes per tag etc.<text:line-break/><text:line-break/>Export to a yw7 project:<text:line-break/>- Generate a new yWriter 7 project from a work in progress or an outline.<text:line-break/><text:line-break/>Adds a submenu in the "File" menu.</text:p>
      <text:p text:style-name="descrLang"><text:bookmark-start text:name="__RefHeading__78156_325084090"/>Description de<text:bookmark-end text:name="__RefHeading__78156_325084090"/></text:p>
      <text:p text:style-name="descrText">yWriter-Projekt importieren und exportieren.<text:line-break/><text:line-break/>Aus einem yw7 Projekt importieren:<text:line-break/>- Eine mit "Normseiten" formatierte OpenDocument Textdatei aus einem yWriter 7 Projekt erzeugen.<text:line-break/><text:line-break/>Korrekturlesen:<text:line-break/>- Ein yWriter 7 Projekt in eine OpenDocument-Datei mit Kapitel- und Szenenmarkierungen importieren.<text:line-break/>- Korrekturgelesene Szenen in die yWriter 7 Projektdatei zurückschreiben.<text:line-break/><text:line-break/>Weltenbau-Listen:<text:line-break/>- Figuren-, Schauplatz- und Gegenstandslisten als OpenDocument-Tabellen importieren.<text:line-break/>- Geänderte Listen zurückschreiben.<text:line-break/><text:line-break/>Querverweise:<text:line-break/>- Eine OpenDocument Textdatei mit Querverweisen wie Szenen mit Figur, Szenen mit Tag usw. erzeugen. <text:s/><text:line-break/><text:line-break/>In ein yw7 Projekt exportieren:<text:line-break/>- Ein neues yWriter 7 Projekt aus einem Text (work in progress) oder einer Dokumentenstruktur (outline) erzeugen.<text:line-break/><text:line-break/>Fügt ein Untermenü im Menü "Datei" hinzu.<text:line-break/></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text:soft-page-break/>A work-around consists in providing instead a short text like :</text:p>
      <text:p text:style-name="P8">This extension uses license aaa and license bbb. To read these licenses use the button xxx or the menu item yyy in the extension.</text:p>
      <text:list xml:id="list3494032765904354923"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21379757434143595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63636852512651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68080938677359112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Arguments of an index</text:p>
      <text:list xml:id="list3223252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12672627310757738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672395449159246764"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03543663982403562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41</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2</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2</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2</dc:date>
     <text:p>internal</text:p>
     <text:p>Page2</text:p>
     <text:p/>
    </office:annotation>Paragraph styles</text:p>
      <text:p text:style-name="P28"><office:annotation>
     <dc:creator>BM</dc:creator>
     <dc:date>2008-03-13T00:00:00.42</dc:date>
     <text:p>internal</text:p>
     <text:p>Page7</text:p>
     <text:p/>
    </office:annotation>Hyperlinks</text:p>
      <text:p text:style-name="hlp_5f_paragraph"><text:span text:style-name="T14"><office:annotation>
      <dc:creator>BM</dc:creator>
      <dc:date>2008-03-13T00:00:00.42</dc:date>
      <text:p>internal</text:p>
      <text:p>Page3</text:p>
      <text:p/>
     </office:annotation></text:span><text:span text:style-name="T14">Text formatting</text:span></text:p>
      <text:p text:style-name="P28"><office:annotation>
     <dc:creator>BM</dc:creator>
     <dc:date>2008-03-26T00:00:00.4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43</dc:date>
     <text:p>internal</text:p>
     <text:p>Page2</text:p>
     <text:p>codes</text:p>
     <text:p/>
    </office:annotation><text:span text:style-name="T14">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43</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43</dc:date>
     <text:p>external</text:p>
     <text:p>text/swriter/main0210.xhp</text:p>
     <text:p/>
    </office:annotation><text:span text:style-name="T14">Preview topic</text:span> </text:p>
      <text:p text:style-name="hlp_5f_paragraph">This hyperlink displays <text:s/><office:annotation>
     <dc:creator>BM</dc:creator>
     <dc:date>2008-03-15T00:00:00.43</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2254784" text:continue-list="list621379757434143595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2240551" text:continue-list="list3223252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45</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45</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45</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32234969" text:continue-list="list3225478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cnv</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yw-cnv extension for LibreOffice: Import and export yWriter 7 projects</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32248898" text:continue-list="list32240551"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32248962"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5"><text:span text:style-name="hlp_5f_emph">* * *</text:span> <text:s/>--&gt; <text:s/>Scene divider (unless there is a heading).</text:p>
        </text:list-item>
        <text:list-item>
          <text:p text:style-name="P85">All other text is considered to be scene content.</text:p>
        </text:list-item>
      </text:list>
      <text:p text:style-name="hlp_5f_head5">Formatting an outline:</text:p>
      <text:p text:style-name="hlp_5f_paragraph">An outline has at least one third level heading.</text:p>
      <text:list xml:id="list32236049"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cnv</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57" meta:word-count="13738" meta:character-count="8513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 yWriter support for LibreOffice.")
  setDisplayName("de", "yw-cnv - yWriter-Unterstützung für LibreOffice.")
  setTooltip("en, de", "en") ' deprecated ! starting from 3.1,use instead setExtensionDescription
  
  setPublisherName("en", "Peter Triesberger", "https://github.com/peter88213")
  setLicense("en")

  beginUpdateInformation("direct", "direct") 
	setUpdateSource("https://raw.githubusercontent.com/peter88213/yw-cnv/main/", "https://raw.githubusercontent.com/peter88213/yw-cnv/main/dist/")
  endUpdateInformation
  
endDescription  



beginAnnexes 
  useLibrary("Python", "yw-cnv/")
endAnnexes

beginAddonUI


  beginOfficeHelp
	   beginTitles
	  	setTitle("yWriter Import/Export Help", "en")
    	setTitle("yWriter Import/Export Hilfe", "de")
      endTitles
      setURL("Python", "help/help.py", "show_help")
  endOfficeHelp

  beginOfficeMenuBarMerging  

    beginMergeInstruction("StartModule, Writer, Calc")
    
      setMergePoint(".uno:PickList\.uno:Save", "AddBefore", "Ignore")
      
      beginMergeItems
      
        addSeparator
        
        beginMenu

          beginTitles
	        setTitle("yWriter Import/Export")
          endTitles
		  
          beginMenuItems

			beginCommand
	            beginTitles("Writer, Calc")
			 	    setTitle("Export to yWriter", "en")
			        setTitle("Zu yWriter exportieren", "de")
	            endTitles
	            setURL("Python", "yw-cnv/cnvyw.py", "export_yw")
			endCommand

        	addSeparator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Brief Synopsis", "en")
			 	    setTitle("Kurze Zusammenfassung", "de")
	            endTitles
	            setURL("Python", "yw-cnv/cnvyw.py", "get_brf_synopsis")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andsliste", "de")            
			 	endTitles
	            setURL("Python", "yw-cnv/cnvyw.py", "get_itemlist")
			endCommand
			
        	addSeparator

			beginCommand
	            beginTitles
			 	    setTitle("Cross references", "en")
			 	    setTitle("Querverweise", "de")            
			 	endTitles
	            setURL("Python", "yw-cnv/cnvyw.py", "get_xref")
			endCommand
			
        	addSeparator
        	
			beginCommand
	            beginTitles
			 	    setTitle("Help", "en")
			        setTitle("Hilfe", "de")
	            endTitles
	            setURL("Python", "help/help.py", "show_help")
			endCommand
        
         addSeparator
        		
		 beginMenu	 
		     beginTitles
			    setTitle("Advanced features", "en")
			    setTitle("Für Fortgeschrittene", "de")
			 endTitles
			
		     beginMenuItems
	  
				beginCommand
			    	beginTitles
				 	    setTitle("Manuscript with chapter and scene sections", "en")
			 	    	setTitle("Manuskript mit Kapitel- und Szenenbereichen", "de")
			        endTitles
			        setURL("Python", "yw-cnv/cnvyw.py", "get_manuscript")
				endCommand
			
				beginCommand
			        beginTitles
				 	    setTitle("Scene descriptions", "en")
			 	    	setTitle("Szenebeschreibungen", "de")
			        endTitles
			        setURL("Python", "yw-cnv/cnvyw.py", "get_scenedesc")
				endCommand
			
				beginCommand
			        beginTitles
				 	    setTitle("Chapter descriptions", "en")
				 	    setTitle("Kapitelbeschreibungen", "de")
			        endTitles
			        setURL("Python", "yw-cnv/cnvyw.py", "get_chapterdesc")
				endCommand
			
				beginCommand
			        beginTitles
				 	    setTitle("Part descriptions", "en")
				 	    setTitle("Teilebeschreibungen", "de")		            
			        endTitles
			        setURL("Python", "yw-cnv/cnvyw.py", "get_partdesc")
				endCommand
			
			      	addSeparator
			      	
				beginCommand
			        beginTitles
				 	    setTitle("Character descriptions", "en")
				 	    setTitle("Figurenbeschreibungen", "de")		            
			        endTitles
			        setURL("Python", "yw-cnv/cnvyw.py", "get_chardesc")
				endCommand
			
				beginCommand
			        beginTitles
				 	    setTitle("Location descriptions", "en")
				 	    setTitle("Schauplatzbeschreibungen", "de")		            
			        endTitles
			        setURL("Python", "yw-cnv/cnvyw.py", "get_locdesc")
				endCommand
			
				beginCommand
			        beginTitles
				 	    setTitle("Item descriptions", "en")
				 	    setTitle("Gegenstandsbeschreibungen", "de")		            
			        endTitles
			        setURL("Python", "yw-cnv/cnvyw.py", "get_itemdesc")
				endCommand
			
			    addSeparator
			
				beginCommand
			        beginTitles
				 	    setTitle("Scene list", "en")
				 	    setTitle("Szenenliste", "de")		            
			        endTitles
			        setURL("Python", "yw-cnv/cnvyw.py", "get_scenelist")
				endCommand		
			
				beginCommand
			        beginTitles
				 	    setTitle("Notes chapters", "en")
				 	    setTitle("Notizen-Kapitel", "de")		            
			        endTitles
			        setURL("Python", "yw-cnv/cnvyw.py", "get_notes")
				endCommand
	
				beginCommand
			        beginTitles
				 	    setTitle("Todo chapters", "en")
				 	    setTitle("Planungs-Kapitel", "de")		            
			        endTitles
			        setURL("Python", "yw-cnv/cnvyw.py", "get_todo")
				endCommand
	
	      		addSeparator
	
				beginCommand
			        beginTitles
				 	    setTitle("Help", "en")
			        	setTitle("Hilfe", "de")
			        endTitles
			        setURL("Python", "help/help.py", "show_adv_help")
				endCommand
			
				endMenuItems
		
		 	endMenu

          endMenuItems
          
        endMenu

        addSeparator

      endMergeItems
      
    endMergeInstruction

      
    beginMergeInstruction("Writer")
      	setMergePoint(".uno:FormatMenu\.uno:PageDialog", "AddAfter", "AddLast") 

      	beginMergeItems
      
        	addSeparator
        	
			beginCommand
	            beginTitles
			 	    setTitle("Replace scene dividers with blank lines", "en")
			        setTitle("Szenentrenner durch Leerzeilen ersetzen", "de")
	            endTitles
				    setURL("Python", "yw-cnv/cnvyw.py", "to_blank_lines")
			endCommand
   	     
			beginCommand
	            beginTitles
			 	    setTitle("Indent paragraphs that start with '&gt; '", "en")
			        setTitle("Absätze einrücken, die mit '&gt; ' beginnen", "de")
	            endTitles
	    			setURL("Python", "yw-cnv/cnvyw.py", "indent_paragraphs")
			endCommand
             	
			beginCommand
	            beginTitles
			 	    setTitle("Replace list strokes with bullets", "en")
			        setTitle("Aufzählungsstriche ersetzen", "de")
	            endTitles
	    			setURL("Python", "yw-cnv/cnvyw.py", "replace_bullets")
			endCommand

        	addSeparator	   	     

      	endMergeItems      
      
    endMergeInstruction

  endOfficeMenuBarMerging




  beginAddonMenu

    beginMenu

      beginTitles
	      setTitle("yWriter Import/Export")
      endTitles

      beginMenuItems
   
		beginCommand
            beginTitles("Writer, Calc")
		 	    setTitle("Export to yWriter", "en")
		        setTitle("Zu yWriter exportieren", "de")
            endTitles
            setURL("Python", "yw-cnv/cnvyw.py", "export_yw")

		endCommand

       	addSeparator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Brief Synopsis", "en")
		 	    setTitle("Kurze Zusammenfassung", "de")
            endTitles
            setURL("Python", "yw-cnv/cnvyw.py", "get_brf_synopsis")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andsliste", "de")            
		 	endTitles
            setURL("Python", "yw-cnv/cnvyw.py", "get_itemlist")
		endCommand

       	addSeparator

		beginCommand
            beginTitles
		 	    setTitle("Cross references", "en")
		 	    setTitle("Querverweise", "de")            
		 	endTitles
            setURL("Python", "yw-cnv/cnvyw.py", "get_xref")
		endCommand
			
       	addSeparator		
		
		beginCommand
            beginTitles
		 	    setTitle("Help", "en")
		        setTitle("Hilfe", "de")
            endTitles
            setURL("Python", "help/help.py", "show_help")
		endCommand
		
        addSeparator
        		
	    beginMenu
	      beginTitles
		    setTitle("Advanced features", "en")
			setTitle("Für Fortgeschrittene", "de")
	      endTitles
	
	      beginMenuItems
	   
			beginCommand
	            beginTitles
			 	    setTitle("Manuscript with chapter and scene sections", "en")
				 	setTitle("Manuskript mit Kapitel- und Szenenbereichen", "de")
	            endTitles
	            setURL("Python", "yw-cnv/cnvyw.py", "get_manuscript")
			endCommand

			beginCommand
	            beginTitles
			 	    setTitle("Scene descriptions", "en")
				 	setTitle("Szenebeschreibungen", "de")
	            endTitles
	            setURL("Python", "yw-cnv/cnvyw.py", "get_scenedesc")
			endCommand

			beginCommand
	            beginTitles
			 	    setTitle("Chapter descriptions", "en")
				 	setTitle("Kapitelbeschreibungen", "de")
	            endTitles
	            setURL("Python", "yw-cnv/cnvyw.py", "get_chapterdesc")
			endCommand

			beginCommand
	            beginTitles
			 	    setTitle("Part descriptions", "en")
				 	setTitle("Teilebeschreibungen", "de")		            
	            endTitles
	            setURL("Python", "yw-cnv/cnvyw.py", "get_partdesc")
			endCommand

        	addSeparator
        	
			beginCommand
	            beginTitles
			 	    setTitle("Character descriptions", "en")
				 	setTitle("Figurenbeschreibungen", "de")		            
	            endTitles
	            setURL("Python", "yw-cnv/cnvyw.py", "get_chardesc")
			endCommand

			beginCommand
	            beginTitles
			 	    setTitle("Location descriptions", "en")
				 	setTitle("Schauplatzbeschreibungen", "de")		            
	            endTitles
	            setURL("Python", "yw-cnv/cnvyw.py", "get_locdesc")
			endCommand

			beginCommand
	            beginTitles
			 	    setTitle("Item descriptions", "en")
				 	setTitle("Gegenstandsbeschreibungen", "de")		            
	            endTitles
	            setURL("Python", "yw-cnv/cnvyw.py", "get_itemdesc")
			endCommand

        	addSeparator

			beginCommand
	            beginTitles
			 	    setTitle("Scene list", "en")
				 	setTitle("Szenenliste", "de")		            
	            endTitles
	            setURL("Python", "yw-cnv/cnvyw.py", "get_scenelist")
			endCommand


			beginCommand
	            beginTitles
			 	    setTitle("Notes chapters", "en")
				 	setTitle("Notizen-Kapitel", "de")		            
	            endTitles
	            setURL("Python", "yw-cnv/cnvyw.py", "get_notes")
			endCommand

				beginCommand
			        beginTitles
				 	    setTitle("Todo chapters", "en")
				 	    setTitle("Planungs-Kapitel", "de")		            
			        endTitles
			        setURL("Python", "yw-cnv/cnvyw.py", "get_todo")
				endCommand
	
        	addSeparator

			beginCommand
	            beginTitles
			 	    setTitle("Help", "en")
		        	setTitle("Hilfe", "de")
	            endTitles
	            setURL("Python", "help/help.py", "show_adv_help")
			endCommand
			
		endMenuItems
		
	  endMenu

      addSeparator
      	
	  beginCommand
          beginTitles
		 	  setTitle("Replace scene dividers with blank lines", "en")
		      setTitle("Szenentrenner durch Leerzeilen ersetzen", "de")
          endTitles
		  setURL("Python", "yw-cnv/cnvyw.py", "to_blank_lines")
	  endCommand

		beginCommand
        	beginTitles
	 	    	setTitle("Indent paragraphs that start with '&gt; '", "en")
	        	setTitle("Absätze einrücken, die mit '&gt; ' beginnen", "de")
        	endTitles
   			setURL("Python", "yw-cnv/cnvyw.py", "indent_paragraphs")
		endCommand
	
		beginCommand
            beginTitles
		 	    setTitle("Replace list strokes with bullets", "en")
		        setTitle("Aufzählungsstriche ersetzen", "de")
            endTitles
    		setURL("Python", "yw-cnv/cnvyw.py", "replace_bullet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